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 Narrow1" svg:font-family="'Liberation Sans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14.025cm"/>
    </style:style>
    <style:style style:name="co3" style:family="table-column">
      <style:table-column-properties fo:break-before="auto" style:column-width="13.8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cd" style:text-outline="false" style:text-line-through-style="none" style:text-line-through-type="none" style:font-name="Liberation Sans Narrow1" fo:font-size="12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 Narrow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 Narrow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 style:vertical-align="middle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 Narrow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 Narrow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 Narrow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Liberation Sans Narrow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 Narrow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 fo:hyphenate="true"/>
    </style:style>
    <style:style style:name="ce11" style:family="table-cell" style:parent-style-name="Default">
      <style:table-cell-properties fo:wrap-option="wrap" fo:border="0.06pt solid #000000" style:vertical-align="middle"/>
      <style:text-properties fo:hyphenate="true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ff" style:text-outline="false" style:text-line-through-style="none" style:text-line-through-type="none" style:font-name="Liberation Sans Narrow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 Narrow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text-outline="false" style:text-line-through-style="none" style:text-line-through-type="none" style:font-name="Liberation Sans Narrow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 Narrow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Noto Sans Arabic U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Liberation Sans Narrow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normal" style:font-name-complex="Noto Sans Arabic UI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0.06pt solid #000000" style:vertical-align="middle"/>
      <style:text-properties style:font-name="Liberation Sans Narrow" fo:font-size="7pt" style:font-size-asian="7pt" style:font-size-complex="7pt" fo:hyphenate="true"/>
    </style:style>
    <style:style style:name="ce3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number-columns-repeated="988" table:default-cell-style-name="ce4"/>
        <table:table-column table:style-name="co4" table:number-columns-repeated="33" table:default-cell-style-name="ce33"/>
        <table:table-row table:style-name="ro1">
          <table:table-cell table:style-name="ce12" office:value-type="string" calcext:value-type="string">
            <text:p>home:</text:p>
          </table:table-cell>
          <table:table-cell table:style-name="ce16" office:value-type="string" calcext:value-type="string">
            <text:p><text:a xlink:href="https://heliogaia.de/index.html" xlink:type="simple">https://heliogaia.de/index.html</text:a>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3" office:value-type="string" calcext:value-type="string">
            <text:p>Quelle</text:p>
          </table:table-cell>
          <table:table-cell table:style-name="ce16" office:value-type="string" calcext:value-type="string">
            <text:p>Stichworte</text:p>
          </table:table-cell>
          <table:table-cell table:style-name="ce16" office:value-type="string" calcext:value-type="string">
            <text:p>Link/Quelle</text:p>
          </table:table-cell>
          <table:table-cell table:number-columns-repeated="1021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Preis für Flachkollektor, Bildschirmfoto aus Jahr 2020</text:p>
          </table:table-cell>
          <table:table-cell table:style-name="ce20" office:value-type="string" calcext:value-type="string">
            <text:p><text:a xlink:href="https://heliogaia.de/flachkollektor_preis.jpg" xlink:type="simple">https://heliogaia.de/flachkollektor_preis.jpg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baupreise24.de/baupreise/erdarbeiten</text:p>
          </table:table-cell>
          <table:table-cell table:style-name="ce20" office:value-type="string" calcext:value-type="string">
            <text:p><text:a xlink:href="http://baupreise24.de/baupreise/erdarbeiten" xlink:type="simple">http://baupreise24.de/baupreise/erdarbeiten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bodenrichtwerte-boris.de/borisde/?lang=de</text:p>
          </table:table-cell>
          <table:table-cell table:style-name="ce20" office:value-type="string" calcext:value-type="string">
            <text:p><text:a xlink:href="https://www.bodenrichtwerte-boris.de/borisde/?lang=de" xlink:type="simple">https://www.bodenrichtwerte-boris.de/borisde/?lang=de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Clausen-Kosten_-laendliche_-Waermenetze-2012.pdf</text:p>
          </table:table-cell>
          <table:table-cell table:style-name="ce20" office:value-type="string" calcext:value-type="string">
            <text:p><text:a xlink:href="https://www.borderstep.de/wp-content/uploads/2014/07/Clausen-Kosten_-laendliche_-Waermenetze-2012.pdf" xlink:type="simple">https://www.borderstep.de/wp-content/uploads/2014/07/Clausen-Kosten_-laendliche_-Waermenetze-2012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Energiekonzept_CB_Endbericht_30-09-2013.pdf, S. 215</text:p>
          </table:table-cell>
          <table:table-cell table:style-name="ce20" office:value-type="string" calcext:value-type="string">
            <text:p><text:a xlink:href="https://www.cottbus.de/.files/storage/file/003970be-d37a-4e7c-938d-ce65353f2169/Energiekonzept_CB_Endbericht_30-09-2013.pdf" xlink:type="simple">https://www.cottbus.de/.files/storage/file/003970be-d37a-4e7c-938d-ce65353f2169/Energiekonzept_CB_Endbericht_30-09-2013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wikipedia.org/wiki/Berlin</text:p>
          </table:table-cell>
          <table:table-cell table:style-name="ce20" office:value-type="string" calcext:value-type="string">
            <text:p><text:a xlink:href="https://de.wikipedia.org/wiki/Berlin" xlink:type="simple">https://de.wikipedia.org/wiki/Berlin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wikipedia.org/wiki/Cottbus#cite_note-Metadaten_Einwohnerzahl_DE-BB-1</text:p>
          </table:table-cell>
          <table:table-cell table:style-name="ce20" office:value-type="string" calcext:value-type="string">
            <text:p><text:a xlink:href="https://de.wikipedia.org/wiki/Cottbus#cite_note-Metadaten_Einwohnerzahl_DE-BB-1" xlink:type="simple">https://de.wikipedia.org/wiki/Cottbus#cite_note-Metadaten_Einwohnerzahl_DE-BB-1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wikipedia.org/wiki/Deutschland</text:p>
          </table:table-cell>
          <table:table-cell table:style-name="ce20" office:value-type="string" calcext:value-type="string">
            <text:p><text:a xlink:href="https://de.wikipedia.org/wiki/Deutschland" xlink:type="simple">https://de.wikipedia.org/wiki/Deutschland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Dena-Gebaeudereport Endenergiebezogener-Gebaeudeenergieverbrauch</text:p>
          </table:table-cell>
          <table:table-cell table:style-name="ce20" office:value-type="string" calcext:value-type="string">
            <text:p><text:a xlink:href="https://www.dena.de/fileadmin/dena/Bilder/Newsroom/Meldungen/2018Q2/Grafik-dena-Gebaeudereport-kompakt-2018-Endenergiebezogener-Gebaeudeenergieverbrauch.jpg" xlink:type="simple">https://www.dena.de/fileadmin/dena/Bilder/Newsroom/Meldungen/2018Q2/Grafik-dena-Gebaeudereport-kompakt-2018-Endenergiebezogener-Gebaeudeenergieverbrauch.jpg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9254_Gebaeudereport_dena_kompakt_2018.pdf</text:p>
          </table:table-cell>
          <table:table-cell table:style-name="ce20" office:value-type="string" calcext:value-type="string">
            <text:p><text:a xlink:href="https://heliogaia.de/9254_Gebaeudereport_dena_kompakt_2018.pdf" xlink:type="simple">https://heliogaia.de/9254_Gebaeudereport_dena_kompakt_2018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destatis.de; Wohngebäudebestand, Berlin</text:p>
          </table:table-cell>
          <table:table-cell table:style-name="ce20" office:value-type="string" calcext:value-type="string">
            <text:p><text:a xlink:href="https://www.destatis.de/GPStatistik/servlets/MCRFileNodeServlet/BBHeft_derivate_00019628/SB_F01-01-00_2018j01_BE.pdf" xlink:type="simple">https://www.destatis.de/GPStatistik/servlets/MCRFileNodeServlet/BBHeft_derivate_00019628/SB_F01-01-00_2018j01_BE.pdf</text:a></text:p>
          </table:table-cell>
          <table:table-cell table:number-columns-repeated="1021"/>
        </table:table-row>
        <table:table-row table:style-name="ro2"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DWD,Wetterdaten:Langjährige ortsbezogene Mittel von Temperatur, Sonnenscheindauer u.a.</text:p>
          </table:table-cell>
          <table:table-cell table:style-name="ce20" office:value-type="string" calcext:value-type="string">
            <text:p><text:a xlink:href="https://www.dwd.de/DE/leistungen/klimadatendeutschland/vielj_mittelwerte.html" xlink:type="simple">https://www.dwd.de/DE/leistungen/klimadatendeutschland/vielj_mittelwerte.html</text:a></text:p>
          </table:table-cell>
          <table:table-cell table:number-columns-repeated="1021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DWD,Globalstrahlung (direkt und diffus),Karten,orts- und zeitbezogene Messungen,viele Jahre</text:p>
          </table:table-cell>
          <table:table-cell table:style-name="ce20" office:value-type="string" calcext:value-type="string">
            <text:p><text:a xlink:href="https://www.dwd.de/DE/leistungen/solarenergie/strahlungskarten_sum.html?nn=16102" xlink:type="simple">https://www.dwd.de/DE/leistungen/solarenergie/strahlungskarten_sum.html?nn=16102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energynet.de/2018/04/11/erneuerbare-prozesswaerme-industrie</text:p>
          </table:table-cell>
          <table:table-cell table:style-name="ce20" office:value-type="string" calcext:value-type="string">
            <text:p><text:a xlink:href="http://www.energynet.de/2018/04/11/erneuerbare-prozesswaerme-industrie" xlink:type="simple">www.energynet.de/2018/04/11/erneuerbare-prozesswaerme-industrie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enerko.de Kurzbericht-FW-Schiene-Rheinland.pdf</text:p>
          </table:table-cell>
          <table:table-cell table:style-name="ce20" office:value-type="string" calcext:value-type="string">
            <text:p><text:a xlink:href="https://enerko.de/wp-content/uploads/2020/01/191212-Kurzbericht-FW-Schiene-Rheinland.pdf" xlink:type="simple">https://enerko.de/wp-content/uploads/2020/01/191212-Kurzbericht-FW-Schiene-Rheinland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1800m2 Kollektorfeld Senftenberg</text:p>
          </table:table-cell>
          <table:table-cell table:style-name="ce20" office:value-type="string" calcext:value-type="string">
            <text:p><text:a xlink:href="https://www.ritter-xl-solar.de/anwendungen/waermenetze/stadtwerke-senftenberg/" xlink:type="simple">https://www.ritter-xl-solar.de/anwendungen/waermenetze/stadtwerke-senftenberg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Heizspiegel-fuer-Deutschland-2018.pdf</text:p>
          </table:table-cell>
          <table:table-cell table:style-name="ce20" office:value-type="string" calcext:value-type="string">
            <text:p><text:a xlink:href="https://heliogaia.de/Heizspiegel-fuer-Deutschland-2018.pdf" xlink:type="simple">https://heliogaia.de/Heizspiegel-fuer-Deutschland-2018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heizspiegel.de/heizkosten-senken/heizungswartung/</text:p>
          </table:table-cell>
          <table:table-cell table:style-name="ce20" office:value-type="string" calcext:value-type="string">
            <text:p><text:a xlink:href="https://www.heizspiegel.de/heizkosten-senken/heizungswartung/" xlink:type="simple">https://www.heizspiegel.de/heizkosten-senken/heizungswartung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ier.uni-stuttgart.de Stromerzeugungskosten Arbeitsbericht_04.pdf</text:p>
          </table:table-cell>
          <table:table-cell table:style-name="ce20" office:value-type="string" calcext:value-type="string">
            <text:p><text:a xlink:href="https://www.ier.uni-stuttgart.de/publikationen/arbeitsberichte/downloads/Arbeitsbericht_04.pdf" xlink:type="simple">https://www.ier.uni-stuttgart.de/publikationen/arbeitsberichte/downloads/Arbeitsbericht_04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ikz.de/uploads/media/50-55_Daemmstandards.pdf</text:p>
          </table:table-cell>
          <table:table-cell table:style-name="ce20" office:value-type="string" calcext:value-type="string">
            <text:p><text:a xlink:href="https://www.ikz.de/uploads/media/50-55_Daemmstandards.pdf" xlink:type="simple">https://www.ikz.de/uploads/media/50-55_Daemmstandards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mediatum.ub.tum.de/doc/969497/969497.pdf</text:p>
          </table:table-cell>
          <table:table-cell table:style-name="ce20" office:value-type="string" calcext:value-type="string">
            <text:p><text:a xlink:href="https://mediatum.ub.tum.de/doc/969497/969497.pdf" xlink:type="simple">https://mediatum.ub.tum.de/doc/969497/969497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7" office:value-type="string" calcext:value-type="string">
            <text:p>was-kostet-brunnen-bohren/</text:p>
          </table:table-cell>
          <table:table-cell table:style-name="ce20" office:value-type="string" calcext:value-type="string">
            <text:p><text:a xlink:href="https://www.my-hammer.de/preisradar/was-kostet-brunnen-bohren/" xlink:type="simple">https://www.my-hammer.de/preisradar/was-kostet-brunnen-bohren/ 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seitzpumpen.homepage.t-online.de/PDF-Dateien/Preisliste/NM.pdf</text:p>
          </table:table-cell>
          <table:table-cell table:style-name="ce20" office:value-type="string" calcext:value-type="string">
            <text:p><text:a xlink:href="http://seitzpumpen.homepage.t-online.de/PDF-Dateien/Preisliste/NM.pdf" xlink:type="simple">http://seitzpumpen.homepage.t-online.de/PDF-Dateien/Preisliste/NM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shop.ksb.com Pumpen 00215A9B05B41ED697B45C00A8EBFD5A.pdf</text:p>
          </table:table-cell>
          <table:table-cell table:style-name="ce20" office:value-type="string" calcext:value-type="string">
            <text:p><text:a xlink:href="https://shop.ksb.com/ims_docs/00/00215A9B05B41ED697B45C00A8EBFD5A.pdf" xlink:type="simple">https://shop.ksb.com/ims_docs/00/00215A9B05B41ED697B45C00A8EBFD5A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solaranlagen-portal.de/thermische-solaranlage/solarkollektor-preis.html</text:p>
          </table:table-cell>
          <table:table-cell table:style-name="ce20" office:value-type="string" calcext:value-type="string">
            <text:p><text:a xlink:href="https://www.solaranlagen-portal.de/thermische-solaranlage/solarkollektor-preis.html" xlink:type="simple">https://www.solaranlagen-portal.de/thermische-solaranlage/solarkollektor-preis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17" office:value-type="string" calcext:value-type="string">
            <text:p>solarkeymark.nl/DBF/PDF_Downloads/DS_1575.pdf</text:p>
          </table:table-cell>
          <table:table-cell table:style-name="ce20" office:value-type="string" calcext:value-type="string">
            <text:p><text:a xlink:href="http://www.solarkeymark.nl/DBF/PDF_Downloads/DS_1575.pdf" xlink:type="simple">http://www.solarkeymark.nl/DBF/PDF_Downloads/DS_1575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17" office:value-type="string" calcext:value-type="string">
            <text:p>solarkeymark.nl/DBF/PDF_Downloads/DS_47.pdf</text:p>
          </table:table-cell>
          <table:table-cell table:style-name="ce20" office:value-type="string" calcext:value-type="string">
            <text:p><text:a xlink:href="http://www.solarkeymark.nl/DBF/PDF_Downloads/DS_47.pdf" xlink:type="simple">http://www.solarkeymark.nl/DBF/PDF_Downloads/DS_47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17" office:value-type="string" calcext:value-type="string">
            <text:p>Wärmeleitfähigkeit und spezifische Wärmekapazität von Böden</text:p>
          </table:table-cell>
          <table:table-cell table:style-name="ce20" office:value-type="string" calcext:value-type="string">
            <text:p><text:a xlink:href="https://heliogaia.de/Geothermisches_Potenzial_spezifische_Wärmeleitfähigkeit_und_spezifische_Entzugsleistung_Berlin_k218.pdf" xlink:type="simple">https://heliogaia.de/Geothermisches_Potenzial_spezifische_Wärmeleitfähigkeit_und_spezifische_Entzugsleistung_Berlin_k218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17" office:value-type="string" calcext:value-type="string">
            <text:p>Gründächer_Berlin_Ausgabe_2017_k611.pdf</text:p>
          </table:table-cell>
          <table:table-cell table:style-name="ce20" office:value-type="string" calcext:value-type="string">
            <text:p><text:a xlink:href="https://heliogaia.de/Gründächer_Berlin_Ausgabe_2017_k611.pdf" xlink:type="simple">https://heliogaia.de/Gründächer_Berlin_Ausgabe_2017_k611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17" office:value-type="string" calcext:value-type="string">
            <text:p>Solare Flächenpotenziale Berlin (Ausgabe 2008), S. 6</text:p>
          </table:table-cell>
          <table:table-cell table:style-name="ce20" office:value-type="string" calcext:value-type="string">
            <text:p><text:a xlink:href="https://heliogaia.de/Solare_Flächenpotenziale_Berlin_k806.pdf" xlink:type="simple">https://heliogaia.de/Solare_Flächenpotenziale_Berlin_k806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17" office:value-type="string" calcext:value-type="string">
            <text:p>Treibhausgase, Potentiale, Verweildauer</text:p>
          </table:table-cell>
          <table:table-cell table:style-name="ce20" office:value-type="string" calcext:value-type="string">
            <text:p><text:a xlink:href="https://de.wikipedia.org/wiki/Treibhauspotential" xlink:type="simple">https://de.wikipedia.org/wiki/Treibhauspotentia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style-name="ce17" office:value-type="string" calcext:value-type="string">
            <text:p>Statistisches Jahrbuch Cottbus 2018</text:p>
          </table:table-cell>
          <table:table-cell table:style-name="ce20" office:value-type="string" calcext:value-type="string">
            <text:p><text:a xlink:href="https://www.cottbus.de/.files/storage/file/344a9f1d-5dfd-430d-9366-c43ea10e0b3c/Jahrbuch2018-2.pdf" xlink:type="simple">https://www.cottbus.de/.files/storage/file/344a9f1d-5dfd-430d-9366-c43ea10e0b3c/Jahrbuch2018-2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17" office:value-type="string" calcext:value-type="string">
            <text:p>Statistisches-jahrbuch-2019-dl.pdf</text:p>
          </table:table-cell>
          <table:table-cell table:style-name="ce20" office:value-type="string" calcext:value-type="string">
            <text:p><text:a xlink:href="https://www.destatis.de/DE/Themen/Querschnitt/Jahrbuch/statistisches-jahrbuch-2019-dl.pdf;jsessionid=28A758EBF284B5C80F40B8008F527EFD.internet741?__blob=publicationFile" xlink:type="simple">https://www.destatis.de/DE/Themen/Querschnitt/Jahrbuch/statistisches-jahrbuch-2019-dl.pdf;jsessionid=28A758EBF284B5C80F40B8008F527EFD.internet741?__blob=publicationFile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17" office:value-type="string" calcext:value-type="string">
            <text:p>Straelen Beschreibung Wasserversorgung</text:p>
          </table:table-cell>
          <table:table-cell table:style-name="ce20" office:value-type="string" calcext:value-type="string">
            <text:p><text:a xlink:href="https://www.straelen.de/rathaus-politik/dienstleistungen/wasserversorgung/wasserversorgung/#accordion-1-3" xlink:type="simple">https://www.straelen.de/rathaus-politik/dienstleistungen/wasserversorgung/wasserversorgung/#accordion-1-3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17" office:value-type="string" calcext:value-type="string">
            <text:p>swissolar.ch/fileadmin/user_upload/Markterhebung/Marktumfrage_2017.pdf</text:p>
          </table:table-cell>
          <table:table-cell table:style-name="ce20" office:value-type="string" calcext:value-type="string">
            <text:p><text:a xlink:href="https://www.swissolar.ch/fileadmin/user_upload/Markterhebung/Marktumfrage_2017.pdf" xlink:type="simple">https://www.swissolar.ch/fileadmin/user_upload/Markterhebung/Marktumfrage_2017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36" calcext:value-type="float">
            <text:p>36</text:p>
          </table:table-cell>
          <table:table-cell table:style-name="ce17" office:value-type="string" calcext:value-type="string">
            <text:p>umweltbundesamt.de energieverbrauch-fuer-fossile-erneuerbare-waerme</text:p>
          </table:table-cell>
          <table:table-cell table:style-name="ce20" office:value-type="string" calcext:value-type="string">
            <text:p><text:a xlink:href="https://www.umweltbundesamt.de/daten/energie/energieverbrauch-fuer-fossile-erneuerbare-waerme#textpart-1" xlink:type="simple">https://www.umweltbundesamt.de/daten/energie/energieverbrauch-fuer-fossile-erneuerbare-waerme#textpart-1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17" office:value-type="string" calcext:value-type="string">
            <text:p>Hybridkollektoren</text:p>
          </table:table-cell>
          <table:table-cell table:style-name="ce20" office:value-type="string" calcext:value-type="string">
            <text:p><text:a xlink:href="https://www.dgs.de/fileadmin/newsletter/2019/Intersolar_2019_Mueller.pdf" xlink:type="simple">https://www.dgs.de/fileadmin/newsletter/2019/Intersolar_2019_Mueller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38" calcext:value-type="float">
            <text:p>38</text:p>
          </table:table-cell>
          <table:table-cell table:style-name="ce17" office:value-type="string" calcext:value-type="string">
            <text:p>Die-groessten-solarparks-der-welt</text:p>
          </table:table-cell>
          <table:table-cell table:style-name="ce20" office:value-type="string" calcext:value-type="string">
            <text:p><text:a xlink:href="https://xpert.digital/wussten-sie-es-die-groessten-solarparks-der-welt/" xlink:type="simple">https://xpert.digital/wussten-sie-es-die-groessten-solarparks-der-welt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style-name="ce17" office:value-type="string" calcext:value-type="string">
            <text:p>Preis für Röhrenkollektor, Bildschirmfoto aus Jahr 2020</text:p>
          </table:table-cell>
          <table:table-cell table:style-name="ce21" office:value-type="string" calcext:value-type="string">
            <text:p><text:a xlink:href="https://heliogaia.de/roehrenkollektor_preis_330.jpg" xlink:type="simple">https://heliogaia.de/roehrenkollektor_preis_330.jpg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Kältemittel, Treibhauspotential</text:p>
          </table:table-cell>
          <table:table-cell table:style-name="ce20" office:value-type="string" calcext:value-type="string">
            <text:p><text:a xlink:href="https://de.wikipedia.org/wiki/Kältemittel" xlink:type="simple">https://de.wikipedia.org/wiki/Kältemitte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7" office:value-type="string" calcext:value-type="string">
            <text:p>docs.b-tu.de/fg-bauoekonomie Kalusche-Wolfdietrich/2016/orientierungswerte</text:p>
          </table:table-cell>
          <table:table-cell table:style-name="ce20" office:value-type="string" calcext:value-type="string">
            <text:p><text:a xlink:href="https://www-docs.b-tu.de/fg-bauoekonomie/public/Forschung/Publikationen/Kalusche-Wolfdietrich/2016/orientierungswerte.pdf" xlink:type="simple">https://www-docs.b-tu.de/fg-bauoekonomie/public/Forschung/Publikationen/Kalusche-Wolfdietrich/2016/orientierungswerte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7" office:value-type="string" calcext:value-type="string">
            <text:p>Große Solarthermie-Anlage mit Saisonspeicher in Dänemark</text:p>
          </table:table-cell>
          <table:table-cell table:style-name="ce20" office:value-type="string" calcext:value-type="string">
            <text:p><text:a xlink:href="https://www.energynet.de/2017/01/11/grosse-solarthermie-anlagen-weltrekord/" xlink:type="simple">https://www.energynet.de/2017/01/11/grosse-solarthermie-anlagen-weltrekord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7" office:value-type="string" calcext:value-type="string">
            <text:p>citypopulation.de/de/germany/urbanareas/</text:p>
          </table:table-cell>
          <table:table-cell table:style-name="ce20" office:value-type="string" calcext:value-type="string">
            <text:p><text:a xlink:href="https://www.citypopulation.de/de/germany/urbanareas/" xlink:type="simple">https://www.citypopulation.de/de/germany/urbanareas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7" office:value-type="string" calcext:value-type="string">
            <text:p>umweltbundesamt.de/</text:p>
          </table:table-cell>
          <table:table-cell table:style-name="ce20" office:value-type="string" calcext:value-type="string">
            <text:p><text:a xlink:href="https://www.umweltbundesamt.de/" xlink:type="simple">https://www.umweltbundesamt.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7" office:value-type="string" calcext:value-type="string">
            <text:p>bmwi.de/Navigation/DE/Home/home.html</text:p>
          </table:table-cell>
          <table:table-cell table:style-name="ce20" office:value-type="string" calcext:value-type="string">
            <text:p><text:a xlink:href="http://www.bmwi.de/Navigation/DE/Home/home.html" xlink:type="simple">http://www.bmwi.de/Navigation/DE/Home/home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17" office:value-type="string" calcext:value-type="string">
            <text:p>de.statista.com/statistik/kategorien/</text:p>
          </table:table-cell>
          <table:table-cell table:style-name="ce20" office:value-type="string" calcext:value-type="string">
            <text:p><text:a xlink:href="https://de.statista.com/statistik/kategorien/" xlink:type="simple">https://de.statista.com/statistik/kategorien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17" office:value-type="string" calcext:value-type="string">
            <text:p>Agentur für erneuerbare Energien</text:p>
          </table:table-cell>
          <table:table-cell table:style-name="ce20" office:value-type="string" calcext:value-type="string">
            <text:p><text:a xlink:href="https://unendlich-viel-energie.de/" xlink:type="simple">https://unendlich-viel-energie.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17" office:value-type="string" calcext:value-type="string">
            <text:p>Thermische Solaranlage Voljens, Dänemark</text:p>
          </table:table-cell>
          <table:table-cell table:style-name="ce20" office:value-type="string" calcext:value-type="string">
            <text:p><text:a xlink:href="https://www.enwipo.de/2015/08/20/weltgroesste-solarthermieanlage-nutzt-power-to-heat/" xlink:type="simple">https://www.enwipo.de/2015/08/20/weltgroesste-solarthermieanlage-nutzt-power-to-heat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7" office:value-type="string" calcext:value-type="string">
            <text:p>Bundesverband der Energie- und Wasserwirtschaft ...</text:p>
          </table:table-cell>
          <table:table-cell table:style-name="ce20" office:value-type="string" calcext:value-type="string">
            <text:p><text:a xlink:href="https://www.bdew.de/" xlink:type="simple">https://www.bdew.de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7" office:value-type="string" calcext:value-type="string">
            <text:p>Energieeffizienzverband für Wärme, Kälte und KWK e.V.</text:p>
          </table:table-cell>
          <table:table-cell table:style-name="ce20" office:value-type="string" calcext:value-type="string">
            <text:p><text:a xlink:href="https://www.agfw.de/" xlink:type="simple">https://www.agfw.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17" office:value-type="string" calcext:value-type="string">
            <text:p>Erneuerbare_Energien_in_Zahlen/Arbeitsgruppe/arbeitsgruppe_ee.html</text:p>
          </table:table-cell>
          <table:table-cell table:style-name="ce20" office:value-type="string" calcext:value-type="string">
            <text:p><text:a xlink:href="http://www.erneuerbare-energien.de/EE/Navigation/DE/Service/Erneuerbare_Energien_in_Zahlen/Arbeitsgruppe/arbeitsgruppe_ee.html" xlink:type="simple">http://www.erneuerbare-energien.de/EE/Navigation/DE/Service/Erneuerbare_Energien_in_Zahlen/Arbeitsgruppe/arbeitsgruppe_ee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7" office:value-type="string" calcext:value-type="string">
            <text:p>erneuerbare-energien.de/EE/Navigation/DE</text:p>
          </table:table-cell>
          <table:table-cell table:style-name="ce20" office:value-type="string" calcext:value-type="string">
            <text:p><text:a xlink:href="http://www.erneuerbare-energien.de/EE/Navigation/DE/Home/home.html;jsessionid=910DFFBD5D568812AA247EAF75E5F45A" xlink:type="simple">http://www.erneuerbare-energien.de/EE/Navigation/DE/Home/home.html;jsessionid=910DFFBD5D568812AA247EAF75E5F45A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7" office:value-type="string" calcext:value-type="string">
            <text:p>Atomenergie/ Kernenergie, Deutschland, Förderung</text:p>
          </table:table-cell>
          <table:table-cell table:style-name="ce20" office:value-type="string" calcext:value-type="string">
            <text:p><text:a xlink:href="https://de.wikipedia.org/wiki/Kernenergie#Deutschland" xlink:type="simple">https://de.wikipedia.org/wiki/Kernenergie#Deutschland</text:a></text:p>
          </table:table-cell>
          <table:table-cell table:number-columns-repeated="1021"/>
        </table:table-row>
        <table:table-row table:style-name="ro3">
          <table:table-cell table:style-name="ce14" office:value-type="float" office:value="54" calcext:value-type="float">
            <text:p>54</text:p>
          </table:table-cell>
          <table:table-cell table:style-name="ce17" office:value-type="string" calcext:value-type="string">
            <text:p>VGB, internationaler Fachverband für die Erzeugung und Speicherung von Strom und Wärme, non-profit-Organisation, freiwilliger Zusammenschluss von Unternehmen der Kraftwerksbetreiber und -hersteller</text:p>
          </table:table-cell>
          <table:table-cell table:style-name="ce20" office:value-type="string" calcext:value-type="string">
            <text:p><text:a xlink:href="https://www.vgb.org/de/" xlink:type="simple">https://www.vgb.org/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17" office:value-type="string" calcext:value-type="string">
            <text:p>Energiesparkonto</text:p>
          </table:table-cell>
          <table:table-cell table:style-name="ce20" office:value-type="string" calcext:value-type="string">
            <text:p><text:a xlink:href="https://www.energiesparkonto.de/index.php?cmd=esk.landingPage&amp;action=default" xlink:type="simple">https://www.energiesparkonto.de/index.php?cmd=esk.landingPage&amp;action=default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17" office:value-type="string" calcext:value-type="string">
            <text:p>Öko-Institut e.V. Freiburg</text:p>
          </table:table-cell>
          <table:table-cell table:style-name="ce20" office:value-type="string" calcext:value-type="string">
            <text:p><text:a xlink:href="https://www.oeko.de/" xlink:type="simple">https://www.oeko.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7" office:value-type="string" calcext:value-type="string">
            <text:p>ag-energiebilanzen.de</text:p>
          </table:table-cell>
          <table:table-cell table:style-name="ce20" office:value-type="string" calcext:value-type="string">
            <text:p><text:a xlink:href="https://ag-energiebilanzen.de/" xlink:type="simple">https://ag-energiebilanzen.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7" office:value-type="string" calcext:value-type="string">
            <text:p>Daten aller im solarkeymark geführten und geprüften Kollektoren</text:p>
          </table:table-cell>
          <table:table-cell table:style-name="ce20" office:value-type="string" calcext:value-type="string">
            <text:p><text:a xlink:href="http://www.solarkeymark.nl/DBF/PDF_Downloads/SolarKeymark_Summary_Collectors.pdf" xlink:type="simple">http://www.solarkeymark.nl/DBF/PDF_Downloads/SolarKeymark_Summary_Collectors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59" calcext:value-type="float">
            <text:p>59</text:p>
          </table:table-cell>
          <table:table-cell table:style-name="ce17" office:value-type="string" calcext:value-type="string">
            <text:p>Energiekonzept der Bundesregierung von 2010</text:p>
          </table:table-cell>
          <table:table-cell table:style-name="ce20" office:value-type="string" calcext:value-type="string">
            <text:p><text:a xlink:href="https://www.bmwi.de/Redaktion/DE/Downloads/E/energiekonzept-2010.pdf?__blob=publicationFile&amp;v=5" xlink:type="simple">https://www.bmwi.de/Redaktion/DE/Downloads/E/energiekonzept-2010.pdf?__blob=publicationFile&amp;v=5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60" calcext:value-type="float">
            <text:p>60</text:p>
          </table:table-cell>
          <table:table-cell table:style-name="ce17" office:value-type="string" calcext:value-type="string">
            <text:p>Fraunhofer-ISE-Studie-Wege-zu-einem-klimaneutralen-Energiesystem-Update</text:p>
          </table:table-cell>
          <table:table-cell table:style-name="ce20" office:value-type="string" calcext:value-type="string">
            <text:p><text:a xlink:href="https://www.ise.fraunhofer.de/content/dam/ise/de/documents/publications/studies/Fraunhofer-ISE-Studie-Wege-zu-einem-klimaneutralen-Energiesystem-Update-Zielverschaerfung.pdf" xlink:type="simple">https://www.ise.fraunhofer.de/content/dam/ise/de/documents/publications/studies/Fraunhofer-ISE-Studie-Wege-zu-einem-klimaneutralen-Energiesystem-Update-Zielverschaerfung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7" office:value-type="string" calcext:value-type="string">
            <text:p>volker-quaschning.de/index.php</text:p>
          </table:table-cell>
          <table:table-cell table:style-name="ce20" office:value-type="string" calcext:value-type="string">
            <text:p><text:a xlink:href="https://www.volker-quaschning.de/index.php" xlink:type="simple">https://www.volker-quaschning.de/index.php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62" calcext:value-type="float">
            <text:p>62</text:p>
          </table:table-cell>
          <table:table-cell table:style-name="ce17" office:value-type="string" calcext:value-type="string">
            <text:p>bmwi Energieeffizienz-in-zahlen-2020</text:p>
          </table:table-cell>
          <table:table-cell table:style-name="ce20" office:value-type="string" calcext:value-type="string">
            <text:p><text:a xlink:href="https://www.bmwi.de/Redaktion/DE/Publikationen/Energie/energieeffizienz-in-zahlen-2020.html" xlink:type="simple">https://www.bmwi.de/Redaktion/DE/Publikationen/Energie/energieeffizienz-in-zahlen-2020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63" calcext:value-type="float">
            <text:p>63</text:p>
          </table:table-cell>
          <table:table-cell table:style-name="ce17" office:value-type="string" calcext:value-type="string">
            <text:p>Jahreswärmespeicher für Einzelhäuser, Projekt Cottbus</text:p>
          </table:table-cell>
          <table:table-cell table:style-name="ce20" office:value-type="string" calcext:value-type="string">
            <text:p><text:a xlink:href="http://www.cottbus-sonne.de/" xlink:type="simple">http://www.cottbus-sonne.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64" calcext:value-type="float">
            <text:p>64</text:p>
          </table:table-cell>
          <table:table-cell table:style-name="ce17" office:value-type="string" calcext:value-type="string">
            <text:p>Geologische Karten Brandenburg</text:p>
          </table:table-cell>
          <table:table-cell table:style-name="ce20" office:value-type="string" calcext:value-type="string">
            <text:p><text:a xlink:href="http://www.geo.brandenburg.de/" xlink:type="simple">http://www.geo.brandenburg.de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7" office:value-type="string" calcext:value-type="string">
            <text:p>Geoinformationen</text:p>
          </table:table-cell>
          <table:table-cell table:style-name="ce20" office:value-type="string" calcext:value-type="string">
            <text:p><text:a xlink:href="https://bb-viewer.geobasis-bb.de/" xlink:type="simple">https://bb-viewer.geobasis-bb.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66" calcext:value-type="float">
            <text:p>66</text:p>
          </table:table-cell>
          <table:table-cell table:style-name="ce17" office:value-type="string" calcext:value-type="string">
            <text:p>fbinter.stadt-berlin.de wfs01_08_geolschnitte_berlin@senstadt</text:p>
          </table:table-cell>
          <table:table-cell table:style-name="ce20" office:value-type="string" calcext:value-type="string">
            <text:p><text:a xlink:href="http://fbinter.stadt-berlin.de/fb/?loginkey=alphaDataStart&amp;alphaDataId=wfs01_08_geolschnitte_berlin@senstadt" xlink:type="simple">http://fbinter.stadt-berlin.de/fb/?loginkey=alphaDataStart&amp;alphaDataId=wfs01_08_geolschnitte_berlin@senstadt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67" calcext:value-type="float">
            <text:p>67</text:p>
          </table:table-cell>
          <table:table-cell table:style-name="ce17" office:value-type="string" calcext:value-type="string">
            <text:p>Begleituntersuchung von großen Wärmespeichern in Dänemark</text:p>
          </table:table-cell>
          <table:table-cell table:style-name="ce20" office:value-type="string" calcext:value-type="string">
            <text:p>https://www.solar-district-heating.eu/dk-monitoring/</text:p>
          </table:table-cell>
          <table:table-cell table:number-columns-repeated="1021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7" office:value-type="string" calcext:value-type="string">
            <text:p>co2online.de heizenergieverbrauch</text:p>
          </table:table-cell>
          <table:table-cell table:style-name="ce20" office:value-type="string" calcext:value-type="string">
            <text:p><text:a xlink:href="https://www.co2online.de/service/publikationen/trendreport-energie/heizenergieverbrauch/media/heizenergieverbrauch/" xlink:type="simple">https://www.co2online.de/service/publikationen/trendreport-energie/heizenergieverbrauch/media/heizenergieverbrauch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69" calcext:value-type="float">
            <text:p>69</text:p>
          </table:table-cell>
          <table:table-cell table:style-name="ce17" office:value-type="string" calcext:value-type="string">
            <text:p>denaGEBAEUDEREPORT2022 Energie im Gebäudebereich</text:p>
          </table:table-cell>
          <table:table-cell table:style-name="ce20" office:value-type="string" calcext:value-type="string">
            <text:p><text:a xlink:href="https://www.dena.de/fileadmin/dena/Publikationen/PDFs/2021/dena-Gebaeudereport_2022.pdf" xlink:type="simple">https://www.dena.de/fileadmin/dena/Publikationen/PDFs/2021/dena-Gebaeudereport_2022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70" calcext:value-type="float">
            <text:p>70</text:p>
          </table:table-cell>
          <table:table-cell table:style-name="ce17" office:value-type="string" calcext:value-type="string">
            <text:p>statistikportal.de/sites/default/files/2018-06/Z7100E%20201800_0.pdf</text:p>
          </table:table-cell>
          <table:table-cell table:style-name="ce20" office:value-type="string" calcext:value-type="string">
            <text:p><text:a xlink:href="https://www.statistikportal.de/sites/default/files/2018-06/Z7100E%20201800_0.pdf" xlink:type="simple">https://www.statistikportal.de/sites/default/files/2018-06/Z7100E%20201800_0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71" calcext:value-type="float">
            <text:p>71</text:p>
          </table:table-cell>
          <table:table-cell table:style-name="ce17" office:value-type="string" calcext:value-type="string">
            <text:p>regionalstatistik.de/</text:p>
          </table:table-cell>
          <table:table-cell table:style-name="ce20" office:value-type="string" calcext:value-type="string">
            <text:p><text:a xlink:href="https://www.regionalstatistik.de/" xlink:type="simple">https://www.regionalstatistik.de/</text:a></text:p>
          </table:table-cell>
          <table:table-cell table:number-columns-repeated="1021"/>
        </table:table-row>
        <table:table-row table:style-name="ro4">
          <table:table-cell table:style-name="ce14" office:value-type="float" office:value="72" calcext:value-type="float">
            <text:p>72</text:p>
          </table:table-cell>
          <table:table-cell table:style-name="ce17" office:value-type="string" calcext:value-type="string">
            <text:p>destatis.de/DE/Publikationen/StatistischesJahrbuch/StatistischesJahrbuch.html</text:p>
          </table:table-cell>
          <table:table-cell table:style-name="ce20" office:value-type="string" calcext:value-type="string">
            <text:p><text:a xlink:href="https://www.destatis.de/DE/Publikationen/StatistischesJahrbuch/StatistischesJahrbuch.html" xlink:type="simple">https://www.destatis.de/DE/Publikationen/StatistischesJahrbuch/StatistischesJahrbuch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17" office:value-type="string" calcext:value-type="string">
            <text:p>Anzahl-der-gemeinden-in-deutschland-nach-gemeindegroessenklassen</text:p>
          </table:table-cell>
          <table:table-cell table:style-name="ce20" office:value-type="string" calcext:value-type="string">
            <text:p><text:a xlink:href="https://de.statista.com/statistik/daten/studie/1254/umfrage/anzahl-der-gemeinden-in-deutschland-nach-gemeindegroessenklassen/" xlink:type="simple">https://de.statista.com/statistik/daten/studie/1254/umfrage/anzahl-der-gemeinden-in-deutschland-nach-gemeindegroessenklassen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74" calcext:value-type="float">
            <text:p>74</text:p>
          </table:table-cell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4" office:value-type="float" office:value="75" calcext:value-type="float">
            <text:p>75</text:p>
          </table:table-cell>
          <table:table-cell table:style-name="ce17" office:value-type="string" calcext:value-type="string">
            <text:p>citypopulation.de/Deutschland_d.html</text:p>
          </table:table-cell>
          <table:table-cell table:style-name="ce20" office:value-type="string" calcext:value-type="string">
            <text:p><text:a xlink:href="https://www.citypopulation.de/Deutschland_d.html" xlink:type="simple">https://www.citypopulation.de/Deutschland_d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76" calcext:value-type="float">
            <text:p>76</text:p>
          </table:table-cell>
          <table:table-cell table:style-name="ce17" office:value-type="string" calcext:value-type="string">
            <text:p>DWD,Globalstrahlung langjährige Mittel</text:p>
          </table:table-cell>
          <table:table-cell table:style-name="ce20" office:value-type="string" calcext:value-type="string">
            <text:p><text:a xlink:href="https://www.dwd.de/DE/leistungen/solarenergie/strahlungskarten_mvs.html?nn=16102" xlink:type="simple">https://www.dwd.de/DE/leistungen/solarenergie/strahlungskarten_mvs.html?nn=16102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77" calcext:value-type="float">
            <text:p>77</text:p>
          </table:table-cell>
          <table:table-cell table:style-name="ce17" office:value-type="string" calcext:value-type="string">
            <text:p>Offshore Windenergiepotential</text:p>
          </table:table-cell>
          <table:table-cell table:style-name="ce20" office:value-type="string" calcext:value-type="string">
            <text:p><text:a xlink:href="https://www.offshore-stiftung.de/potential-der-windenergie-auf-see-deutschland-beträgt-laut-studie-mindestens-60-gw" xlink:type="simple">https://www.offshore-stiftung.de/potential-der-windenergie-auf-see-deutschland-betr%C3%A4gt-laut-studie-mindestens-60-gw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78" calcext:value-type="float">
            <text:p>78</text:p>
          </table:table-cell>
          <table:table-cell table:style-name="ce17" office:value-type="string" calcext:value-type="string">
            <text:p>Wärmepumpe Kältemittel</text:p>
          </table:table-cell>
          <table:table-cell table:style-name="ce20" office:value-type="string" calcext:value-type="string">
            <text:p><text:a xlink:href="https://www.energie-experten.org/heizung/waermepumpe/technik/kaeltemittel" xlink:type="simple">https://www.energie-experten.org/heizung/waermepumpe/technik/kaeltemitte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79" calcext:value-type="float">
            <text:p>79</text:p>
          </table:table-cell>
          <table:table-cell table:style-name="ce17" office:value-type="string" calcext:value-type="string">
            <text:p>solarthermie-potenziale.de</text:p>
          </table:table-cell>
          <table:table-cell table:style-name="ce20" office:value-type="string" calcext:value-type="string">
            <text:p><text:a xlink:href="http://www.solarthermie-potenziale.de/cms/wp-content/uploads/2014/05/Solarthermie_in_Einfamilienhausern_Wuestenrot_Stiftung_2014.pdf" xlink:type="simple">http://www.solarthermie-potenziale.de/cms/wp-content/uploads/2014/05/Solarthermie_in_Einfamilienhausern_Wuestenrot_Stiftung_2014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80" calcext:value-type="float">
            <text:p>80</text:p>
          </table:table-cell>
          <table:table-cell table:style-name="ce17" office:value-type="string" calcext:value-type="string">
            <text:p>energie-lexikon.info/heizwert.html</text:p>
          </table:table-cell>
          <table:table-cell table:style-name="ce20" office:value-type="string" calcext:value-type="string">
            <text:p><text:a xlink:href="https://www.energie-lexikon.info/heizwert.html" xlink:type="simple">https://www.energie-lexikon.info/heizwert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81" calcext:value-type="float">
            <text:p>81</text:p>
          </table:table-cell>
          <table:table-cell table:style-name="ce17" office:value-type="string" calcext:value-type="string">
            <text:p>deutschlandinzahlen.de;wohnflaeche-je-einwohner</text:p>
          </table:table-cell>
          <table:table-cell table:style-name="ce20" office:value-type="string" calcext:value-type="string">
            <text:p><text:a xlink:href="https://www.deutschlandinzahlen.de/tab/deutschland/infrastruktur/gebaeude-und-wohnen/wohnflaeche-je-einwohner" xlink:type="simple">https://www.deutschlandinzahlen.de/tab/deutschland/infrastruktur/gebaeude-und-wohnen/wohnflaeche-je-einwohner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82" calcext:value-type="float">
            <text:p>82</text:p>
          </table:table-cell>
          <table:table-cell table:style-name="ce17" office:value-type="string" calcext:value-type="string">
            <text:p>statistik-berlin-brandenburg.de/</text:p>
          </table:table-cell>
          <table:table-cell table:style-name="ce20" office:value-type="string" calcext:value-type="string">
            <text:p><text:a xlink:href="https://www.statistik-berlin-brandenburg.de/" xlink:type="simple">https://www.statistik-berlin-brandenburg.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83" calcext:value-type="float">
            <text:p>83</text:p>
          </table:table-cell>
          <table:table-cell table:style-name="ce17" office:value-type="string" calcext:value-type="string">
            <text:p>gigaTES, Innsbruck</text:p>
          </table:table-cell>
          <table:table-cell table:style-name="ce20" office:value-type="string" calcext:value-type="string">
            <text:p><text:a xlink:href="https://gigates.at/index.php/de/" xlink:type="simple">https://gigates.at/index.php/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84" calcext:value-type="float">
            <text:p>84</text:p>
          </table:table-cell>
          <table:table-cell table:style-name="ce17" office:value-type="string" calcext:value-type="string">
            <text:p>stadtentwicklung.berlin.de/</text:p>
          </table:table-cell>
          <table:table-cell table:style-name="ce20" office:value-type="string" calcext:value-type="string">
            <text:p><text:a xlink:href="https://www.stadtentwicklung.berlin.de/" xlink:type="simple">https://www.stadtentwicklung.berlin.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85" calcext:value-type="float">
            <text:p>85</text:p>
          </table:table-cell>
          <table:table-cell table:style-name="ce17" office:value-type="string" calcext:value-type="string">
            <text:p>fbinter.stadt-berlin.de</text:p>
          </table:table-cell>
          <table:table-cell table:style-name="ce20" office:value-type="string" calcext:value-type="string">
            <text:p><text:a xlink:href="https://fbinter.stadt-berlin.de/fb/index.jsp?loginkey=showMap&amp;mapId=k06_01_1realnutz2015@senstadt" xlink:type="simple">https://fbinter.stadt-berlin.de/fb/index.jsp?loginkey=showMap&amp;mapId=k06_01_1realnutz2015@senstadt</text:a></text:p>
          </table:table-cell>
          <table:table-cell table:number-columns-repeated="1021"/>
        </table:table-row>
        <table:table-row table:style-name="ro5">
          <table:table-cell table:style-name="ce14" office:value-type="float" office:value="86" calcext:value-type="float">
            <text:p>86</text:p>
          </table:table-cell>
          <table:table-cell table:style-name="ce17" office:value-type="string" calcext:value-type="string">
            <text:p>Karten von künftigen Überschwemmungsgebieten</text:p>
          </table:table-cell>
          <table:table-cell table:style-name="ce20" office:value-type="string" calcext:value-type="string">
            <text:p><text:a xlink:href="https://coastal.climatecentral.org/map/7/8.5076/53.9963/?the" xlink:type="simple">https://coastal.climatecentral.org/map/7/8.5076/53.9963/?the</text:a>e=sea_level_rise&amp;map_type=coastal_dem_comparison&amp;basemap=roadmap&amp;contiguous=true&amp;elevation_model=best_available&amp;forecast_year=2040&amp;pathway=rcp45&amp;percentile=p50&amp;refresh=true&amp;return_level=return_level_1&amp;rl_model=gtsr&amp;slr_model=kopp_2017 </text:p>
          </table:table-cell>
          <table:table-cell table:number-columns-repeated="1021"/>
        </table:table-row>
        <table:table-row table:style-name="ro1">
          <table:table-cell table:style-name="ce14" office:value-type="float" office:value="87" calcext:value-type="float">
            <text:p>87</text:p>
          </table:table-cell>
          <table:table-cell table:style-name="ce17" office:value-type="string" calcext:value-type="string">
            <text:p>opentopomap.org</text:p>
          </table:table-cell>
          <table:table-cell table:style-name="ce20" office:value-type="string" calcext:value-type="string">
            <text:p><text:a xlink:href="https://opentopomap.org/#map=13/53.37171/12.52270" xlink:type="simple">https://opentopomap.org/#map=13/53.37171/12.52270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88" calcext:value-type="float">
            <text:p>88</text:p>
          </table:table-cell>
          <table:table-cell table:style-name="ce17" office:value-type="string" calcext:value-type="string">
            <text:p>KfW… Energieeffizienz-Studie</text:p>
          </table:table-cell>
          <table:table-cell table:style-name="ce20" office:value-type="string" calcext:value-type="string">
            <text:p><text:a xlink:href="https://www.welt.de/finanzen/immobilien/article115010523/Die-KfW-deutet-ihre-Energieeffizienz-Studie-um.html" xlink:type="simple">https://www.welt.de/finanzen/immobilien/article115010523/Die-KfW-deutet-ihre-Energieeffizienz-Studie-um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89" calcext:value-type="float">
            <text:p>89</text:p>
          </table:table-cell>
          <table:table-cell table:style-name="ce17" office:value-type="string" calcext:value-type="string">
            <text:p>Solare Nahwärme Eggenstein</text:p>
          </table:table-cell>
          <table:table-cell table:style-name="ce21" office:value-type="string" calcext:value-type="string">
            <text:p><text:a xlink:href="https://www.youtube.com/watch?v=jJjH5xXA5pM" xlink:type="simple">https://www.youtube.com/watch?v=jJjH5xXA5pM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90" calcext:value-type="float">
            <text:p>90</text:p>
          </table:table-cell>
          <table:table-cell table:style-name="ce17" office:value-type="string" calcext:value-type="string">
            <text:p>fussbodenheizung24; Leistungstabellen Fußbodenheizung</text:p>
          </table:table-cell>
          <table:table-cell table:style-name="ce20" office:value-type="string" calcext:value-type="string">
            <text:p><text:a xlink:href="https://heliogaia.de/leistungstabelle_datenblatt_fbh24.pdf" xlink:type="simple">https://heliogaia.de/leistungstabelle_datenblatt_fbh24.pdf</text:a></text:p>
          </table:table-cell>
          <table:table-cell table:number-columns-repeated="1021"/>
        </table:table-row>
        <table:table-row table:style-name="ro2">
          <table:table-cell table:style-name="ce14" office:value-type="float" office:value="91" calcext:value-type="float">
            <text:p>91</text:p>
          </table:table-cell>
          <table:table-cell table:style-name="ce17" office:value-type="string" calcext:value-type="string">
            <text:p>Endenergieverbrauch für Wärme; 3_tab_energieverbrauch-eev-sektor-waermezwecke_2018-02-14.pdf</text:p>
          </table:table-cell>
          <table:table-cell table:style-name="ce20" office:value-type="string" calcext:value-type="string">
            <text:p><text:a xlink:href="https://www.umweltbundesamt.de/bild/tab-energieverbrauch-des-gesamten-eev-sektors-fuer" xlink:type="simple">https://www.umweltbundesamt.de/bild/tab-energieverbrauch-des-gesamten-eev-sektors-fuer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92" calcext:value-type="float">
            <text:p>92</text:p>
          </table:table-cell>
          <table:table-cell table:style-name="ce17" office:value-type="string" calcext:value-type="string">
            <text:p>Erklärung zu solarkeymark vgl.[58]</text:p>
          </table:table-cell>
          <table:table-cell table:style-name="ce21" office:value-type="string" calcext:value-type="string">
            <text:p><text:a xlink:href="https://blog.paradigma.de/wie-findet-man-den-kollektorertrag-der-solaranlage-kwh/" xlink:type="simple">https://blog.paradigma.de/wie-findet-man-den-kollektorertrag-der-solaranlage-kwh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93" calcext:value-type="float">
            <text:p>93</text:p>
          </table:table-cell>
          <table:table-cell table:style-name="ce17" office:value-type="string" calcext:value-type="string">
            <text:p>Das Berliner Solarpotenzial</text:p>
          </table:table-cell>
          <table:table-cell table:style-name="ce20" office:value-type="string" calcext:value-type="string">
            <text:p><text:a xlink:href="https://pvspeicher.htw-berlin.de/wp-content/uploads/HTW-Berlin-2018-Das-Berliner-Solarpotenzial.pdf" xlink:type="simple">https://pvspeicher.htw-berlin.de/wp-content/uploads/HTW-Berlin-2018-Das-Berliner-Solarpotenzial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94" calcext:value-type="float">
            <text:p>94</text:p>
          </table:table-cell>
          <table:table-cell table:style-name="ce17" office:value-type="string" calcext:value-type="string">
            <text:p>studie_dezentrale_vs_zentrale_waermeversorgung.pdf</text:p>
          </table:table-cell>
          <table:table-cell table:style-name="ce20" office:value-type="string" calcext:value-type="string">
            <text:p><text:a xlink:href="https://www.bdh-koeln.de/fileadmin/user_upload/pressemitteilungen_pdf/studie_dezentrale_vs_zentrale_waermeversorgung.pdf" xlink:type="simple">https://www.bdh-koeln.de/fileadmin/user_upload/pressemitteilungen_pdf/studie_dezentrale_vs_zentrale_waermeversorgung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95" calcext:value-type="float">
            <text:p>95</text:p>
          </table:table-cell>
          <table:table-cell table:style-name="ce17" office:value-type="string" calcext:value-type="string">
            <text:p>Kollektoranlagen_und_Naturschutz_mit_Text_Markierungen_NABU-BSW-Papier-1.pdf</text:p>
          </table:table-cell>
          <table:table-cell table:style-name="ce20" office:value-type="string" calcext:value-type="string">
            <text:p><text:a xlink:href="https://heliogaia.de/Kollektoranlagen_und_Naturschutz_mit_Text_Markierungen___210428_NABU-BSW-Papier-1.pdf" xlink:type="simple">https://heliogaia.de/Kollektoranlagen_und_Naturschutz_mit_Text_Markierungen___210428_NABU-BSW-Papier-1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96" calcext:value-type="float">
            <text:p>96</text:p>
          </table:table-cell>
          <table:table-cell table:style-name="ce17" office:value-type="string" calcext:value-type="string">
            <text:p>Energiedaten_gesamt_xls; BMWI</text:p>
          </table:table-cell>
          <table:table-cell table:style-name="ce20" office:value-type="string" calcext:value-type="string">
            <text:p><text:a xlink:href="https://www.bmwi.de/Redaktion/DE/Binaer/Energiedaten/energiedaten-gesamt-xls.xlsx?__blob=publicationFile&amp;v=117" xlink:type="simple">https://www.bmwi.de/Redaktion/DE/Binaer/Energiedaten/energiedaten-gesamt-xls.xlsx?__blob=publicationFile&amp;v=117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97" calcext:value-type="float">
            <text:p>97</text:p>
          </table:table-cell>
          <table:table-cell table:style-name="ce17" office:value-type="string" calcext:value-type="string">
            <text:p>2019: Expertenkommission „Energie der Zukunft“,Stellungnahme zu 2017</text:p>
          </table:table-cell>
          <table:table-cell table:style-name="ce20" office:value-type="string" calcext:value-type="string">
            <text:p><text:a xlink:href="https://www.dieter-bouse.de/app/download/5814210241/BMWI_2.+Fortschrittsbericht+zur+Energiewende+BJ+2017+-+Stellungnahme+Expertenkommision%2C+Mai+2019.pdf" xlink:type="simple">https://www.dieter-bouse.de/app/download/5814210241/BMWI_2.+Fortschrittsbericht+zur+Energiewende+BJ+2017+-+Stellungnahme+Expertenkommision%2C+Mai+2019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98" calcext:value-type="float">
            <text:p>98</text:p>
          </table:table-cell>
          <table:table-cell table:style-name="ce17" office:value-type="string" calcext:value-type="string">
            <text:p>Palmölanbau zerstört Regenwald</text:p>
          </table:table-cell>
          <table:table-cell table:style-name="ce20" office:value-type="string" calcext:value-type="string">
            <text:p><text:a xlink:href="https://www.regenwald.org/themen/palmoel" xlink:type="simple">https://www.regenwald.org/themen/palmoe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99" calcext:value-type="float">
            <text:p>99</text:p>
          </table:table-cell>
          <table:table-cell table:style-name="ce17" office:value-type="string" calcext:value-type="string">
            <text:p>Wirkungsgrad der Photosynthese</text:p>
          </table:table-cell>
          <table:table-cell table:style-name="ce20" office:value-type="string" calcext:value-type="string">
            <text:p><text:a xlink:href="https://de.wikipedia.org/wiki/Photosynthese" xlink:type="simple">https://de.wikipedia.org/wiki/Photosynthese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7" office:value-type="string" calcext:value-type="string">
            <text:p>Energiebilanz der Biogaserzeugung aus Gras- und Maissilage (2007)</text:p>
          </table:table-cell>
          <table:table-cell table:style-name="ce20" office:value-type="string" calcext:value-type="string">
            <text:p><text:a xlink:href="https://www.lfl.bayern.de/mam/cms07/ipz/dateien/aggf_2007_kelm_taube.pdf" xlink:type="simple">https://www.lfl.bayern.de/mam/cms07/ipz/dateien/aggf_2007_kelm_taube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01" calcext:value-type="float">
            <text:p>101</text:p>
          </table:table-cell>
          <table:table-cell table:style-name="ce17" office:value-type="string" calcext:value-type="string">
            <text:p>biogas.faustzahlen (2019)</text:p>
          </table:table-cell>
          <table:table-cell table:style-name="ce20" office:value-type="string" calcext:value-type="string">
            <text:p><text:a xlink:href="https://biogas.fnr.de/daten-und-fakten/faustzahlen/" xlink:type="simple">https://biogas.fnr.de/daten-und-fakten/faustzahlen/ 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02" calcext:value-type="float">
            <text:p>102</text:p>
          </table:table-cell>
          <table:table-cell table:style-name="ce17" office:value-type="string" calcext:value-type="string">
            <text:p>Permafrost- Kohlenstoffspeicher</text:p>
          </table:table-cell>
          <table:table-cell table:style-name="ce20" office:value-type="string" calcext:value-type="string">
            <text:p><text:a xlink:href="https://www.welt.de/wissenschaft/article7471068/Im-Permafrost-lauert-der-groesste-Kohlenstoff-Schatz.html" xlink:type="simple">https://www.welt.de/wissenschaft/article7471068/Im-Permafrost-lauert-der-groesste-Kohlenstoff-Schatz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03" calcext:value-type="float">
            <text:p>103</text:p>
          </table:table-cell>
          <table:table-cell table:style-name="ce17" office:value-type="string" calcext:value-type="string">
            <text:p>Weltagrarbericht, Flächennutzung</text:p>
          </table:table-cell>
          <table:table-cell table:style-name="ce20" office:value-type="string" calcext:value-type="string">
            <text:p><text:a xlink:href="https://www.weltagrarbericht.de/aktuelles/nachrichten/news/de/33208.html" xlink:type="simple">https://www.weltagrarbericht.de/aktuelles/nachrichten/news/de/33208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04" calcext:value-type="float">
            <text:p>104</text:p>
          </table:table-cell>
          <table:table-cell table:style-name="ce17" office:value-type="string" calcext:value-type="string">
            <text:p>Klassifizierungen im Gebäudeenergiebedarf</text:p>
          </table:table-cell>
          <table:table-cell table:style-name="ce20" office:value-type="string" calcext:value-type="string">
            <text:p><text:a xlink:href="https://de.wikipedia.org/wiki/Energiestandard" xlink:type="simple">https://de.wikipedia.org/wiki/Energiestandard</text:a></text:p>
          </table:table-cell>
          <table:table-cell table:number-columns-repeated="1021"/>
        </table:table-row>
        <table:table-row table:style-name="ro3">
          <table:table-cell table:style-name="ce14" office:value-type="float" office:value="105" calcext:value-type="float">
            <text:p>105</text:p>
          </table:table-cell>
          <table:table-cell table:style-name="ce17" office:value-type="string" calcext:value-type="string">
            <text:p>Jahreswärmespeicher für Einzelhäuser; Michael Wittig: Raumheizung mit Solarkollektoren und Jahreswärmespeicher; In: Heizung Lüftung/Klima Haustechnik; VDI-Verlag, 06/1992, S. 309-311</text:p>
          </table:table-cell>
          <table:table-cell table:style-name="ce20" office:value-type="string" calcext:value-type="string">
            <text:p><text:a xlink:href="https://heliogaia.de/hypokaustenhaus.pdf" xlink:type="simple">https://heliogaia.de/hypokaustenhaus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06" calcext:value-type="float">
            <text:p>106</text:p>
          </table:table-cell>
          <table:table-cell table:style-name="ce17" office:value-type="string" calcext:value-type="string">
            <text:p>geothermie erdbebenrisiko</text:p>
          </table:table-cell>
          <table:table-cell table:style-name="ce20" office:value-type="string" calcext:value-type="string">
            <text:p><text:a xlink:href="https://www.spektrum.de/news/geothermie-erdwaerme-ist-womoeglich-nicht-ohne-erdbebenrisiko-zu-haben/1634696" xlink:type="simple">https://www.spektrum.de/news/geothermie-erdwaerme-ist-womoeglich-nicht-ohne-erdbebenrisiko-zu-haben/1634696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07" calcext:value-type="float">
            <text:p>107</text:p>
          </table:table-cell>
          <table:table-cell table:style-name="ce17" office:value-type="string" calcext:value-type="string">
            <text:p>SolarServer,PV-Potential,Fassaden- und Dachflächen in Deutschland,2344km²</text:p>
          </table:table-cell>
          <table:table-cell table:style-name="ce20" office:value-type="string" calcext:value-type="string">
            <text:p><text:a xlink:href="https://www.solarserver.de/2007/08/03/ecofys-mehr-als-2300-quadratkilometer-gebaeudeflaeche-fuer-photovoltaik-und-solarthermie-nutzbar/" xlink:type="simple">https://www.solarserver.de/2007/08/03/ecofys-mehr-als-2300-quadratkilometer-gebaeudeflaeche-fuer-photovoltaik-und-solarthermie-nutzbar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08" calcext:value-type="float">
            <text:p>108</text:p>
          </table:table-cell>
          <table:table-cell table:style-name="ce17" office:value-type="string" calcext:value-type="string">
            <text:p>Prüfdaten von Solarthermiekollektoren; solarkeymark datenbank</text:p>
          </table:table-cell>
          <table:table-cell table:style-name="ce20" office:value-type="string" calcext:value-type="string">
            <text:p><text:a xlink:href="https://solarkeymark.eu/database/" xlink:type="simple">https://solarkeymark.eu/databas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09" calcext:value-type="float">
            <text:p>109</text:p>
          </table:table-cell>
          <table:table-cell table:style-name="ce17" office:value-type="string" calcext:value-type="string">
            <text:p>Solar nutzbares Flächenpotential</text:p>
          </table:table-cell>
          <table:table-cell table:style-name="ce20" office:value-type="string" calcext:value-type="string">
            <text:p><text:a xlink:href="https://idw-online.de/de/news761507" xlink:type="simple">https://idw-online.de/de/news761507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10" calcext:value-type="float">
            <text:p>110</text:p>
          </table:table-cell>
          <table:table-cell table:style-name="ce17" office:value-type="string" calcext:value-type="string">
            <text:p>Kosten für Jahreswärmespeicher in Projekten der letzten Jahre</text:p>
          </table:table-cell>
          <table:table-cell table:style-name="ce20" office:value-type="string" calcext:value-type="string">
            <text:p><text:a xlink:href="https://www.ikz.de/fileadmin/news_import/IKZF_20200515_014_01_05_picture-0005.jpg" xlink:type="simple">https://www.ikz.de/fileadmin/news_import/IKZF_20200515_014_01_05_picture-0005.jpg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11" calcext:value-type="float">
            <text:p>111</text:p>
          </table:table-cell>
          <table:table-cell table:style-name="ce17" office:value-type="string" calcext:value-type="string">
            <text:p>Inflationsrate</text:p>
          </table:table-cell>
          <table:table-cell table:style-name="ce20" office:value-type="string" calcext:value-type="string">
            <text:p><text:a xlink:href="https://www.finanz-tools.de/inflation/inflationsraten-deutschland" xlink:type="simple">https://www.finanz-tools.de/inflation/inflationsraten-deutschland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12" calcext:value-type="float">
            <text:p>112</text:p>
          </table:table-cell>
          <table:table-cell table:style-name="ce17" office:value-type="string" calcext:value-type="string">
            <text:p>Klimaschutz Plan</text:p>
          </table:table-cell>
          <table:table-cell table:style-name="ce22" office:value-type="string" calcext:value-type="string">
            <text:p>Ihr habt keinen Plan, darum machen wir einen! (2019) von Claudia Langer u.a.</text:p>
          </table:table-cell>
          <table:table-cell table:number-columns-repeated="1021"/>
        </table:table-row>
        <table:table-row table:style-name="ro1">
          <table:table-cell table:style-name="ce14" office:value-type="float" office:value="113" calcext:value-type="float">
            <text:p>113</text:p>
          </table:table-cell>
          <table:table-cell table:style-name="ce17" office:value-type="string" calcext:value-type="string">
            <text:p>Solites</text:p>
          </table:table-cell>
          <table:table-cell table:style-name="ce20" office:value-type="string" calcext:value-type="string">
            <text:p><text:a xlink:href="http://www.solites.de/" xlink:type="simple">http://www.solites.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14" calcext:value-type="float">
            <text:p>114</text:p>
          </table:table-cell>
          <table:table-cell table:style-name="ce17" office:value-type="string" calcext:value-type="string">
            <text:p>Volllaststunden Windenergieanlagen</text:p>
          </table:table-cell>
          <table:table-cell table:style-name="ce20" office:value-type="string" calcext:value-type="string">
            <text:p><text:a xlink:href="https://www.windguard.de/veroeffentlichungen.html?file=files/cto_layout/img/unternehmen/veroeffentlichungen/2020/Volllaststunden%20von%20Windenergieanlagen%20an%20Land%202020.pdf" xlink:type="simple">https://www.windguard.de/veroeffentlichungen.html?file=files/cto_layout/img/unternehmen/veroeffentlichungen/2020/Volllaststunden%20von%20Windenergieanlagen%20an%20Land%202020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15" calcext:value-type="float">
            <text:p>115</text:p>
          </table:table-cell>
          <table:table-cell table:style-name="ce17" office:value-type="string" calcext:value-type="string">
            <text:p>Energie sparen im Haushalt</text:p>
          </table:table-cell>
          <table:table-cell table:style-name="ce21" office:value-type="string" calcext:value-type="string">
            <text:p><text:a xlink:href="https://www.energiesparen-im-haushalt.de/energie/bauen-und-modernisieren/hausbau-regenerative-energie/energiebewusst-bauen-wohnen/emission-alternative-heizung/heizen-mit-der-sonne-solar/solarspeicher/saisonale-waermespeicher.html" xlink:type="simple">https://www.energiesparen-im-haushalt.de/energie/bauen-und-modernisieren/hausbau-regenerative-energie/energiebewusst-bauen-wohnen/emission-alternative-heizung/heizen-mit-der-sonne-solar/solarspeicher/saisonale-waermespeicher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16" calcext:value-type="float">
            <text:p>116</text:p>
          </table:table-cell>
          <table:table-cell table:style-name="ce17" office:value-type="string" calcext:value-type="string">
            <text:p>Klimaschutz Plan</text:p>
          </table:table-cell>
          <table:table-cell table:style-name="ce21" office:value-type="string" calcext:value-type="string">
            <text:p>Handbuch Klimaschutz (2020) von Karl-Martin Hentschel u.a.</text:p>
          </table:table-cell>
          <table:table-cell table:number-columns-repeated="1021"/>
        </table:table-row>
        <table:table-row table:style-name="ro1">
          <table:table-cell table:style-name="ce14" office:value-type="float" office:value="117" calcext:value-type="float">
            <text:p>117</text:p>
          </table:table-cell>
          <table:table-cell table:style-name="ce17" office:value-type="string" calcext:value-type="string">
            <text:p>ANGUS untersucht die Verwertbarkeit des Untergrundes für Energiezwecke</text:p>
          </table:table-cell>
          <table:table-cell table:style-name="ce21" office:value-type="string" calcext:value-type="string">
            <text:p><text:a xlink:href="https://www.uni-kiel.de/de/detailansicht/news/137-angus-ii" xlink:type="simple">https://www.uni-kiel.de/de/detailansicht/news/137-angus-ii</text:a>#</text:p>
          </table:table-cell>
          <table:table-cell table:number-columns-repeated="1021"/>
        </table:table-row>
        <table:table-row table:style-name="ro1">
          <table:table-cell table:style-name="ce14" office:value-type="float" office:value="118" calcext:value-type="float">
            <text:p>118</text:p>
          </table:table-cell>
          <table:table-cell table:style-name="ce17" office:value-type="string" calcext:value-type="string">
            <text:p>Wohnfläche</text:p>
          </table:table-cell>
          <table:table-cell table:style-name="ce21" office:value-type="string" calcext:value-type="string">
            <text:p><text:a xlink:href="https://www.destatis.de/DE/Presse/Pressemitteilungen/2021/07/PD21_326_31231.html" xlink:type="simple">https://www.destatis.de/DE/Presse/Pressemitteilungen/2021/07/PD21_326_31231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19" calcext:value-type="float">
            <text:p>119</text:p>
          </table:table-cell>
          <table:table-cell table:style-name="ce17" office:value-type="string" calcext:value-type="string">
            <text:p>Liste von Solarthermiekollektoren, Vergleich der Jahreserträge für 50°</text:p>
          </table:table-cell>
          <table:table-cell table:style-name="ce21" office:value-type="string" calcext:value-type="string">
            <text:p><text:a xlink:href="https://blog.paradigma.de/die-besten-solarkollektor-liste/" xlink:type="simple">https://blog.paradigma.de/die-besten-solarkollektor-list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20" calcext:value-type="float">
            <text:p>120</text:p>
          </table:table-cell>
          <table:table-cell table:style-name="ce17" office:value-type="string" calcext:value-type="string">
            <text:p>Liste von Solarthermiekollektoren, Vergleich der Jahreserträge für 75°</text:p>
          </table:table-cell>
          <table:table-cell table:style-name="ce21" office:value-type="string" calcext:value-type="string">
            <text:p><text:a xlink:href="https://blog.paradigma.de/die-besten-kollektoren-fuer-hohe-temperaturunterschiede-75/" xlink:type="simple">https://blog.paradigma.de/die-besten-kollektoren-fuer-hohe-temperaturunterschiede-75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21" calcext:value-type="float">
            <text:p>121</text:p>
          </table:table-cell>
          <table:table-cell table:style-name="ce17" office:value-type="string" calcext:value-type="string">
            <text:p>Ökologischer Fußabdruck (kurz)</text:p>
          </table:table-cell>
          <table:table-cell table:style-name="ce21" office:value-type="string" calcext:value-type="string">
            <text:p><text:a xlink:href="https://www.fussabdruck.de/fussabdrucktest/#/start/index/" xlink:type="simple">https://www.fussabdruck.de/fussabdrucktest/#/start/index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22" calcext:value-type="float">
            <text:p>122</text:p>
          </table:table-cell>
          <table:table-cell table:style-name="ce17" office:value-type="string" calcext:value-type="string">
            <text:p>Der Kumulierte Energieaufwand (KEA)im Baubereich</text:p>
          </table:table-cell>
          <table:table-cell table:style-name="ce21" office:value-type="string" calcext:value-type="string">
            <text:p><text:a xlink:href="http://iinas.org/tl_files/iinas/downloads/GEMIS/1999_kea-bau.pdf" xlink:type="simple">http://iinas.org/tl_files/iinas/downloads/GEMIS/1999_kea-bau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23" calcext:value-type="float">
            <text:p>123</text:p>
          </table:table-cell>
          <table:table-cell table:style-name="ce17" office:value-type="string" calcext:value-type="string">
            <text:p>Solarthermie2000plus (2008 bis 2012)</text:p>
          </table:table-cell>
          <table:table-cell table:style-name="ce21" office:value-type="string" calcext:value-type="string">
            <text:p><text:a xlink:href="https://www.igte.uni-stuttgart.de/veroeffentlichungen/publikationen/AB_SUN_FKZ_0329607P.pdf" xlink:type="simple">https://www.igte.uni-stuttgart.de/veroeffentlichungen/publikationen/AB_SUN_FKZ_0329607P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24" calcext:value-type="float">
            <text:p>124</text:p>
          </table:table-cell>
          <table:table-cell table:style-name="ce17" office:value-type="string" calcext:value-type="string">
            <text:p>Treibhausgasneutrales Deutschland im Jahr 2050, Umweltbundesamt 2014</text:p>
          </table:table-cell>
          <table:table-cell table:style-name="ce21" office:value-type="string" calcext:value-type="string">
            <text:p><text:a xlink:href="https://inis.iaea.org/collection/NCLCollectionStore/_Public/45/089/45089736.pdf" xlink:type="simple">https://inis.iaea.org/collection/NCLCollectionStore/_Public/45/089/45089736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25" calcext:value-type="float">
            <text:p>125</text:p>
          </table:table-cell>
          <table:table-cell table:style-name="ce17" office:value-type="string" calcext:value-type="string">
            <text:p>Ökologischer Fußabdruck (ausführlich)</text:p>
          </table:table-cell>
          <table:table-cell table:style-name="ce21" office:value-type="string" calcext:value-type="string">
            <text:p><text:a xlink:href="https://www.wwf.de/themen-projekte/klima-energie/wwf-klimarechner" xlink:type="simple">https://www.wwf.de/themen-projekte/klima-energie/wwf-klimarechner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26" calcext:value-type="float">
            <text:p>126</text:p>
          </table:table-cell>
          <table:table-cell table:style-name="ce17" office:value-type="string" calcext:value-type="string">
            <text:p>Blütenmeer im Kollektorfeld, Tierhaltung</text:p>
          </table:table-cell>
          <table:table-cell table:style-name="ce21" office:value-type="string" calcext:value-type="string">
            <text:p><text:a xlink:href="https://www.solar-district-heating.eu/wp-content/uploads/2020/04/Energiekommune_2020_04_SolareWaermenetze.pdf" xlink:type="simple">https://www.solar-district-heating.eu/wp-content/uploads/2020/04/Energiekommune_2020_04_SolareWaermenetze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27" calcext:value-type="float">
            <text:p>127</text:p>
          </table:table-cell>
          <table:table-cell table:style-name="ce17" office:value-type="string" calcext:value-type="string">
            <text:p>Wirkungsgrad des Wasserstoff-Speichersystems</text:p>
          </table:table-cell>
          <table:table-cell table:style-name="ce21" office:value-type="string" calcext:value-type="string">
            <text:p><text:a xlink:href="https://www.pro-physik.de/nachrichten/strom-zu-wasserstoff-und-wieder-zurueck" xlink:type="simple">https://www.pro-physik.de/nachrichten/strom-zu-wasserstoff-und-wieder-zurueck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28" calcext:value-type="float">
            <text:p>128</text:p>
          </table:table-cell>
          <table:table-cell table:style-name="ce7" office:value-type="string" calcext:value-type="string">
            <text:p>157.000 m² Kollektorfeld Silkeborg (Dänemark)</text:p>
          </table:table-cell>
          <table:table-cell table:style-name="ce26" office:value-type="string" calcext:value-type="string">
            <text:p><text:a xlink:href="https://www.solarserver.de/2021/09/10/waermepumpe-ergaenzt-weltgroesste-solarthermie-anlage-in-silkeborg/" xlink:type="simple">https://www.solarserver.de/2021/09/10/waermepumpe-ergaenzt-weltgroesste-solarthermie-anlage-in-silkeborg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29" calcext:value-type="float">
            <text:p>129</text:p>
          </table:table-cell>
          <table:table-cell table:style-name="ce10" office:value-type="string" calcext:value-type="string">
            <text:p>Neue Gasfelder auf Kosten der Ureinwohner:</text:p>
          </table:table-cell>
          <table:table-cell table:style-name="ce31" office:value-type="string" calcext:value-type="string">
            <text:p><text:a xlink:href="https://www.t-online.de/nachhaltigkeit/klima-und-umwelt/id_100244952/australien-kritik-am-12-milliarden-projekt-zur-foerderung-von-gas-von-uniper.html" xlink:type="simple">https://www.t-online.de/nachhaltigkeit/klima-und-umwelt/id_100244952/australien-kritik-am-12-milliarden-projekt-zur-foerderung-von-gas-von-uniper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30" calcext:value-type="float">
            <text:p>130</text:p>
          </table:table-cell>
          <table:table-cell table:style-name="ce17" office:value-type="string" calcext:value-type="string">
            <text:p>Elektro-Energie Charts, interaktiv, Fraunhofer ISE</text:p>
          </table:table-cell>
          <table:table-cell table:style-name="ce21" office:value-type="string" calcext:value-type="string">
            <text:p><text:a xlink:href="https://energy-charts.info/?l=de&amp;c=DE" xlink:type="simple">https://energy-charts.info/?l=de&amp;c=DE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31" calcext:value-type="float">
            <text:p>131</text:p>
          </table:table-cell>
          <table:table-cell table:style-name="ce17" office:value-type="string" calcext:value-type="string">
            <text:p>Windenergiepotential</text:p>
          </table:table-cell>
          <table:table-cell table:style-name="ce21" office:value-type="string" calcext:value-type="string">
            <text:p><text:a xlink:href="https://www.umweltbundesamt.de/sites/default/files/medien/378/publikationen/potenzial_der_windenergie.pdf" xlink:type="simple">https://www.umweltbundesamt.de/sites/default/files/medien/378/publikationen/potenzial_der_windenergie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32" calcext:value-type="float">
            <text:p>132</text:p>
          </table:table-cell>
          <table:table-cell table:style-name="ce17" office:value-type="string" calcext:value-type="string">
            <text:p>Umweltbundesamt; nachhaltige Waldwirtschaft</text:p>
          </table:table-cell>
          <table:table-cell table:style-name="ce21" office:value-type="string" calcext:value-type="string">
            <text:p><text:a xlink:href="https://www.umweltbundesamt.de/daten/land-forstwirtschaft/nachhaltige-waldwirtschaft#holznutzung-nahe-am-zuwachs" xlink:type="simple">https://www.umweltbundesamt.de/daten/land-forstwirtschaft/nachhaltige-waldwirtschaft#holznutzung-nahe-am-zuwachs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33" calcext:value-type="float">
            <text:p>133</text:p>
          </table:table-cell>
          <table:table-cell table:style-name="ce17" office:value-type="string" calcext:value-type="string">
            <text:p>das Energiewende-Szenario 2020 Öko-Institut 1996</text:p>
          </table:table-cell>
          <table:table-cell table:style-name="ce21" office:value-type="string" calcext:value-type="string">
            <text:p><text:a xlink:href="https://www.oeko.de/oekodoc/98/1996-001-de.pdf" xlink:type="simple">https://www.oeko.de/oekodoc/98/1996-001-de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34" calcext:value-type="float">
            <text:p>134</text:p>
          </table:table-cell>
          <table:table-cell table:style-name="ce17" office:value-type="string" calcext:value-type="string">
            <text:p>Potenzialatlas 2020</text:p>
          </table:table-cell>
          <table:table-cell table:style-name="ce21" office:value-type="string" calcext:value-type="string">
            <text:p><text:a xlink:href="https://www.unendlich-viel-energie.de/media/file/319.Potenzialatlas_2_Auflage_Online.pdf" xlink:type="simple">https://www.unendlich-viel-energie.de/media/file/319.Potenzialatlas_2_Auflage_Online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35" calcext:value-type="float">
            <text:p>135</text:p>
          </table:table-cell>
          <table:table-cell table:style-name="ce17" office:value-type="string" calcext:value-type="string">
            <text:p>Agentur für erneuerbare Energien, Statistik, förderal erneuerbar</text:p>
          </table:table-cell>
          <table:table-cell table:style-name="ce21" office:value-type="string" calcext:value-type="string">
            <text:p><text:a xlink:href="https://www.foederal-erneuerbar.de/startseite" xlink:type="simple">https://www.foederal-erneuerbar.de/startseite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36" calcext:value-type="float">
            <text:p>136</text:p>
          </table:table-cell>
          <table:table-cell table:style-name="ce17" office:value-type="string" calcext:value-type="string">
            <text:p>Batteriespeicher</text:p>
          </table:table-cell>
          <table:table-cell table:style-name="ce21" office:value-type="string" calcext:value-type="string">
            <text:p><text:a xlink:href="https://www.wegatech.de/ratgeber/photovoltaik/stromspeicher/uebersicht/" xlink:type="simple">https://www.wegatech.de/ratgeber/photovoltaik/stromspeicher/uebersicht/</text:a></text:p>
          </table:table-cell>
          <table:table-cell table:number-columns-repeated="1021"/>
        </table:table-row>
        <table:table-row table:style-name="ro6">
          <table:table-cell table:style-name="ce14" office:value-type="float" office:value="137" calcext:value-type="float">
            <text:p>137</text:p>
          </table:table-cell>
          <table:table-cell table:style-name="ce17" office:value-type="string" calcext:value-type="string">
            <text:p>1000 KM rein elektrisch ohne tanken! unterwegs im Supersportwagen Gumpert Nathalie</text:p>
          </table:table-cell>
          <table:table-cell table:style-name="ce21" office:value-type="string" calcext:value-type="string">
            <text:p><text:a xlink:href="https://www.youtube.com/watch?v=yH4SPFEjR-s" xlink:type="simple">https://www.youtube.com/watch?v=yH4SPFEjR-s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38" calcext:value-type="float">
            <text:p>138</text:p>
          </table:table-cell>
          <table:table-cell table:style-name="ce17" office:value-type="string" calcext:value-type="string">
            <text:p>LCOS, Preise für Speicher</text:p>
          </table:table-cell>
          <table:table-cell table:style-name="ce21" office:value-type="string" calcext:value-type="string">
            <text:p><text:a xlink:href="http://energiespeicher.blogspot.com/2017/12/lcos-levelized-cost-of-storage-preis.html" xlink:type="simple">http://energiespeicher.blogspot.com/2017/12/lcos-levelized-cost-of-storage-preis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39" calcext:value-type="float">
            <text:p>139</text:p>
          </table:table-cell>
          <table:table-cell table:style-name="ce17" office:value-type="string" calcext:value-type="string">
            <text:p>Das GRÜNE Energiewende-Szenario 2020 von 1996</text:p>
          </table:table-cell>
          <table:table-cell table:style-name="ce21" office:value-type="string" calcext:value-type="string">
            <text:p><text:a xlink:href="https://www.oeko.de/oekodoc/98/1996-001-de.pdf" xlink:type="simple">https://www.oeko.de/oekodoc/98/1996-001-de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40" calcext:value-type="float">
            <text:p>140</text:p>
          </table:table-cell>
          <table:table-cell table:style-name="ce17" office:value-type="string" calcext:value-type="string">
            <text:p>Sanierungskosten</text:p>
          </table:table-cell>
          <table:table-cell table:style-name="ce21" office:value-type="string" calcext:value-type="string">
            <text:p><text:a xlink:href="https://www.sparkasse.de/themen/sanierung-modernisierung-renovierung/was-kostet-eine-modernisierung.html" xlink:type="simple">https://www.sparkasse.de/themen/sanierung-modernisierung-renovierung/was-kostet-eine-modernisierung.html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41" calcext:value-type="float">
            <text:p>141</text:p>
          </table:table-cell>
          <table:table-cell table:style-name="ce17" office:value-type="string" calcext:value-type="string">
            <text:p>Kernenergie/ Atomenergie, Kosten/Förderungen seit 1955</text:p>
          </table:table-cell>
          <table:table-cell table:style-name="ce21" office:value-type="string" calcext:value-type="string">
            <text:p><text:a xlink:href="https://foes.de/publikationen/2020/2020-09_FOES_Kosten_Atomenergie.pdf" xlink:type="simple">https://foes.de/publikationen/2020/2020-09_FOES_Kosten_Atomenergie.pdf</text:a></text:p>
          </table:table-cell>
          <table:table-cell table:number-columns-repeated="1021"/>
        </table:table-row>
        <table:table-row table:style-name="ro2">
          <table:table-cell table:style-name="ce14" office:value-type="float" office:value="142" calcext:value-type="float">
            <text:p>142</text:p>
          </table:table-cell>
          <table:table-cell table:style-name="ce17" office:value-type="string" calcext:value-type="string">
            <text:p>Kältemittel, Treibhauspotential, Übersicht über Treibhausgase vom Umweltbundesamt</text:p>
          </table:table-cell>
          <table:table-cell table:style-name="ce21" office:value-type="string" calcext:value-type="string">
            <text:p><text:a xlink:href="https://heliogaia.de/treibhauspotentiale_gwp_ausgewaehlter_verbindungen_und_deren_gemische.pdf" xlink:type="simple">https://heliogaia.de/treibhauspotentiale_gwp_ausgewaehlter_verbindungen_und_deren_gemische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43" calcext:value-type="float">
            <text:p>143</text:p>
          </table:table-cell>
          <table:table-cell table:style-name="ce17" office:value-type="string" calcext:value-type="string">
            <text:p>VERORDNUNG (EU) Nr. 517/2014 über fluorierte Treibhausgase</text:p>
          </table:table-cell>
          <table:table-cell table:style-name="ce21" office:value-type="string" calcext:value-type="string">
            <text:p><text:a xlink:href="https://eur-lex.europa.eu/legal-content/DE/TXT/PDF/?uri=CELEX:32014R0517&amp;rid=1" xlink:type="simple">https://eur-lex.europa.eu/legal-content/DE/TXT/PDF/?uri=CELEX:32014R0517&amp;rid=1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44" calcext:value-type="float">
            <text:p>144</text:p>
          </table:table-cell>
          <table:table-cell table:style-name="ce17" office:value-type="string" calcext:value-type="string">
            <text:p>Agora Verkehrswende</text:p>
          </table:table-cell>
          <table:table-cell table:style-name="ce21" office:value-type="string" calcext:value-type="string">
            <text:p><text:a xlink:href="https://www.agora-verkehrswende.de/fileadmin/Projekte/2017/Die_Kosten_synthetischer_Brenn-_und_Kraftstoffe_bis_2050/Agora_SynCost-Studie_WEB.pdf" xlink:type="simple">https://www.agora-verkehrswende.de/fileadmin/Projekte/2017/Die_Kosten_synthetischer_Brenn-_und_Kraftstoffe_bis_2050/Agora_SynCost-Studie_WEB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45" calcext:value-type="float">
            <text:p>145</text:p>
          </table:table-cell>
          <table:table-cell table:style-name="ce17" office:value-type="string" calcext:value-type="string">
            <text:p>Agora Energiewende</text:p>
          </table:table-cell>
          <table:table-cell table:style-name="ce21" office:value-type="string" calcext:value-type="string">
            <text:p><text:a xlink:href="https://www.agora-energiewende.de/ueber-uns/agora-energiewende/" xlink:type="simple">https://www.agora-energiewende.de/ueber-uns/agora-energiewen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46" calcext:value-type="float">
            <text:p>146</text:p>
          </table:table-cell>
          <table:table-cell table:style-name="ce17" office:value-type="string" calcext:value-type="string">
            <text:p>Koalitionsvertrag, Ampelregierung 2021</text:p>
          </table:table-cell>
          <table:table-cell table:style-name="ce21" office:value-type="string" calcext:value-type="string">
            <text:p><text:a xlink:href="https://www.spd.de/koalitionsvertrag2021/" xlink:type="simple">https://www.spd.de/koalitionsvertrag2021/</text:a></text:p>
          </table:table-cell>
          <table:table-cell table:number-columns-repeated="1021"/>
        </table:table-row>
        <table:table-row table:style-name="ro2">
          <table:table-cell table:style-name="ce14" office:value-type="float" office:value="147" calcext:value-type="float">
            <text:p>147</text:p>
          </table:table-cell>
          <table:table-cell table:style-name="ce17" office:value-type="string" calcext:value-type="string">
            <text:p>Windkraft_2030, Ausblick: aus https://www.lee-nrw.de/data/documents/2020/11/23/532-5fbb61e5e6bb2.pdf</text:p>
          </table:table-cell>
          <table:table-cell table:style-name="ce21" office:value-type="string" calcext:value-type="string">
            <text:p><text:a xlink:href="https://heliogaia.de/windkraft_bis_2030_markierter_text_532-5fbb61e5e6bb2.pdf" xlink:type="simple">https://heliogaia.de/windkraft_bis_2030_markierter_text_532-5fbb61e5e6bb2.pdf</text:a></text:p>
          </table:table-cell>
          <table:table-cell table:number-columns-repeated="1021"/>
        </table:table-row>
        <table:table-row table:style-name="ro2">
          <table:table-cell table:style-name="ce14" office:value-type="float" office:value="148" calcext:value-type="float">
            <text:p>148</text:p>
          </table:table-cell>
          <table:table-cell table:style-name="ce17" office:value-type="string" calcext:value-type="string">
            <text:p>Landschaftsästhetische Auswirkungen von Windkraftanlagen, Landschaftsarchitekt Prof. Dr. Werner Nohl</text:p>
          </table:table-cell>
          <table:table-cell table:style-name="ce21" office:value-type="string" calcext:value-type="string">
            <text:p><text:a xlink:href="https://heliogaia.de/landschaftsästhetische_auswirkungen_nohl-windkraft1375881239.pdf" xlink:type="simple">https://heliogaia.de/landschaftsästhetische_auswirkungen_nohl-windkraft1375881239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49" calcext:value-type="float">
            <text:p>149</text:p>
          </table:table-cell>
          <table:table-cell table:style-name="ce17" office:value-type="string" calcext:value-type="string">
            <text:p>Kollektoranlagen und Naturschutz; NABU</text:p>
          </table:table-cell>
          <table:table-cell table:style-name="ce21" office:value-type="string" calcext:value-type="string">
            <text:p><text:a xlink:href="https://heliogaia.de/Kollektoranlagen_und_Naturschutz_mit_Text_Markierungen___210428_NABU-BSW-Papier-1.pdf" xlink:type="simple">https://heliogaia.de/Kollektoranlagen_und_Naturschutz_mit_Text_Markierungen___210428_NABU-BSW-Papier-1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50" calcext:value-type="float">
            <text:p>150</text:p>
          </table:table-cell>
          <table:table-cell table:style-name="ce17" office:value-type="string" calcext:value-type="string">
            <text:p>Genehmigung für große Solarthermie aus Behördensicht</text:p>
          </table:table-cell>
          <table:table-cell table:style-name="ce21" office:value-type="string" calcext:value-type="string">
            <text:p><text:a xlink:href="https://www.solarserver.de/2022/04/27/genehmigung-fuer-grosse-solarthermie-aus-behoerdensicht/" xlink:type="simple">https://www.solarserver.de/2022/04/27/genehmigung-fuer-grosse-solarthermie-aus-behoerdensicht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51" calcext:value-type="float">
            <text:p>151</text:p>
          </table:table-cell>
          <table:table-cell table:style-name="ce17" office:value-type="string" calcext:value-type="string">
            <text:p>Entwicklung des Wärmeverbrauchs in Deutschland; bdew 2019</text:p>
          </table:table-cell>
          <table:table-cell table:style-name="ce22" office:value-type="string" calcext:value-type="string">
            <text:p><text:a xlink:href="https://heliogaia.de/20190529_Waermeverbrauchsanalyse-Foliensatz-2019_42oo8Va.pdf" xlink:type="simple">https://heliogaia.de/20190529_Waermeverbrauchsanalyse-Foliensatz-2019_42oo8Va.pdf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52" calcext:value-type="float">
            <text:p>152</text:p>
          </table:table-cell>
          <table:table-cell table:style-name="ce17" office:value-type="string" calcext:value-type="string">
            <text:p>Entwicklung des Wärmeverbrauchs in Deutschland; bdew 2022</text:p>
          </table:table-cell>
          <table:table-cell table:style-name="ce22" office:value-type="string" calcext:value-type="string">
            <text:p><text:a xlink:href="https://heliogaia.de/Wärmeverbrauchsanalyse_Foliensatz-2022.pdf" xlink:type="simple">https://heliogaia.de/Wärmeverbrauchsanalyse_Foliensatz-2022.pdf</text:a></text:p>
          </table:table-cell>
          <table:table-cell table:number-columns-repeated="1021"/>
        </table:table-row>
        <table:table-row table:style-name="ro2">
          <table:table-cell table:style-name="ce14" office:value-type="float" office:value="153" calcext:value-type="float">
            <text:p>153</text:p>
          </table:table-cell>
          <table:table-cell table:style-name="ce17" office:value-type="string" calcext:value-type="string">
            <text:p>Photovoltaisches geografisches Informationssystem, Sonnenlauf am Standort in Tabellenform</text:p>
          </table:table-cell>
          <table:table-cell table:style-name="ce21" office:value-type="string" calcext:value-type="string">
            <text:p><text:a xlink:href="https://re.jrc.ec.europa.eu/pvg_tools/de/" xlink:type="simple">https://re.jrc.ec.europa.eu/pvg_tools/de/</text:a></text:p>
          </table:table-cell>
          <table:table-cell table:number-columns-repeated="1021"/>
        </table:table-row>
        <table:table-row table:style-name="ro1">
          <table:table-cell table:style-name="ce14" office:value-type="float" office:value="154" calcext:value-type="float">
            <text:p>154</text:p>
          </table:table-cell>
          <table:table-cell table:style-name="ce19" office:value-type="string" calcext:value-type="string">
            <text:p>Mieterbund, Betriebskostenspiegel</text:p>
          </table:table-cell>
          <table:table-cell table:style-name="ce32" office:value-type="string" calcext:value-type="string">
            <text:p><text:a xlink:href="https://mieterbund.de/service/checks-formulare/betriebskosten/betriebskostenspiegel/" xlink:type="simple">https://mieterbund.de/service/checks-formulare/betriebskosten/betriebskostenspiegel/</text:a></text:p>
          </table:table-cell>
          <table:table-cell table:number-columns-repeated="1021"/>
        </table:table-row>
        <table:table-row table:style-name="ro7" table:number-rows-repeated="104841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HTML_1" table:base-cell-address="$Tabelle1.$A$1" table:cell-range-address="$Tabelle1.$A$1:.$C$155"/>
        <table:named-range table:name="HTML_all" table:base-cell-address="$Tabelle1.$A$1" table:cell-range-address="$Tabelle1.$A$1:.$C$155"/>
        <table:named-range table:name="HTML_tables" table:base-cell-address="$Tabelle1.$A$1" table:cell-range-address="$Tabelle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 Narrow1" svg:font-family="'Liberation Sans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.00.0000</text:date>, <text:time style:data-style-name="N2" text:time-value="13:54:26.7282178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0:26:50.027300849</meta:creation-date>
    <dc:date>2024-01-01T13:56:03.119517078</dc:date>
    <meta:editing-duration>PT2H40M53S</meta:editing-duration>
    <meta:editing-cycles>18</meta:editing-cycles>
    <meta:generator>LibreOffice/6.4.7.2$Linux_X86_64 LibreOffice_project/40$Build-2</meta:generator>
    <meta:document-statistic meta:table-count="1" meta:cell-count="465" meta:object-count="0"/>
  </office:meta>
</office:document-meta>
</file>